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f505" officeooo:paragraph-rsid="0002f5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nhle řádek v lexc je špatně, ta mezera před „si“ tam být nemůže:</text:p>
      <text:p text:style-name="P1"/>
      <text:p text:style-name="P1">válostin(vybrat si):válostin V;</text:p>
      <text:p text:style-name="P1"/>
      <text:p text:style-name="P1">Takhle na „válostinďa“ dostaneme</text:p>
      <text:p text:style-name="P1"/>
      <text:p text:style-name="P1">válostinďa<text:tab/>si)+V+3Sg+Pfv<text:line-break/></text:p>
      <text:p text:style-name="P1">Ve zprávě nemáš nic moc zajímavého, takže např. nevím, jaký je rozdíl mezi značkami „+Pfv“ a „+Prf“.</text:p>
      <text:p text:style-name="P1"/>
      <text:p text:style-name="P1">+V+3Pl+Prf:^le <text:s text:c="4"/>#;</text:p>
      <text:p text:style-name="P1"/>
      <text:p text:style-name="P1">Tady asi mělo být „3pl“ místo „3Pl“ (ale nejspíš to žádné zásadní problémy nezpůsobí)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niel Zeman</meta:initial-creator>
    <meta:creation-date>2025-01-09T19:18:07.105000000</meta:creation-date>
    <dc:date>2025-01-20T20:48:46.393000000</dc:date>
    <dc:creator>Daniel Zeman</dc:creator>
    <meta:editing-duration>PT29M14S</meta:editing-duration>
    <meta:editing-cycles>3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7" meta:word-count="55" meta:character-count="361" meta:non-whitespace-character-count="308"/>
  </office:meta>
</office:document-meta>
</file>